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="0.0008in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2" table:number-columns-repeated="2" table:default-cell-style-name="ce5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Date Replaced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in Halyard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Teal</text:p>
          </table:table-cell>
          <table:table-cell office:value-type="float" office:value="75">
            <text:p>75</text:p>
          </table:table-cell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in Sheet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White/Teal</text:p>
          </table:table-cell>
          <table:table-cell office:value-type="float" office:value="40">
            <text:p>40</text:p>
          </table:table-cell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in Topping Lift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White</text:p>
          </table:table-cell>
          <table:table-cell/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izzen Halyard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Teal</text:p>
          </table:table-cell>
          <table:table-cell/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izzen Sheet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White/Teal</text:p>
          </table:table-cell>
          <table:table-cell/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zzen Topping Lift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White</text:p>
          </table:table-cell>
          <table:table-cell/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taysail Halyard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Blue</text:p>
          </table:table-cell>
          <table:table-cell/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aysail Sheet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Blue</text:p>
          </table:table-cell>
          <table:table-cell/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oresail Halyard</text:p>
          </table:table-cell>
          <table:table-cell table:number-columns-repeated="7"/>
        </table:table-row>
        <table:table-row table:style-name="ro1">
          <table:table-cell office:value-type="string">
            <text:p>7/16 Yacht Braid </text:p>
          </table:table-cell>
          <table:table-cell office:value-type="string">
            <text:p>Teal</text:p>
          </table:table-cell>
          <table:table-cell/>
          <table:table-cell office:value-type="string">
            <text:p>Polyester</text:p>
          </table:table-cell>
          <table:table-cell office:value-type="string">
            <text:p>Blue Ox</text:p>
          </table:table-cell>
          <table:table-cell table:number-columns-repeated="3"/>
        </table:table-row>
        <table:table-row table:style-name="ro1">
          <table:table-cell table:style-name="ce3" office:value-type="string">
            <text:p>Jib Sheets</text:p>
          </table:table-cell>
          <table:table-cell table:number-columns-repeated="7"/>
        </table:table-row>
        <table:table-row table:style-name="ro1">
          <table:table-cell table:style-name="ce4" office:value-type="string">
            <text:p>7/16 Yacht Braid </text:p>
          </table:table-cell>
          <table:table-cell office:value-type="string">
            <text:p>White/Teal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3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ce5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5">
          <table:table-cell table:style-name="ce5"/>
          <table:table-cell table:number-columns-repeated="7"/>
        </table:table-row>
        <table:table-row table:style-name="ro1">
          <table:table-cell table:style-name="ce5"/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3">04/23/2021</text:date>, <text:time>12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Cox</meta:initial-creator>
    <meta:creation-date>2021-04-23T12:06:24.93</meta:creation-date>
    <dc:date>2021-04-23T12:17:08.81</dc:date>
    <dc:creator>Rob Cox</dc:creator>
    <meta:editing-duration>PT10M44S</meta:editing-duration>
    <meta:editing-cycles>1</meta:editing-cycles>
    <meta:document-statistic meta:table-count="3" meta:cell-count="56" meta:object-count="0"/>
    <meta:generator>OpenOffice/4.1.3$Win32 OpenOffice.org_project/413m1$Build-9783</meta:generator>
  </office:meta>
</office:document-meta>
</file>